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b395d" officeooo:paragraph-rsid="001b395d"/>
    </style:style>
    <style:style style:name="P2" style:family="paragraph" style:parent-style-name="Standard" style:list-style-name="L1">
      <style:text-properties officeooo:rsid="001b395d" officeooo:paragraph-rsid="001b395d"/>
    </style:style>
    <style:style style:name="P3" style:family="paragraph" style:parent-style-name="Standard" style:list-style-name="L1">
      <style:text-properties officeooo:rsid="001b674c" officeooo:paragraph-rsid="001b6bb1"/>
    </style:style>
    <style:style style:name="P4" style:family="paragraph" style:parent-style-name="Standard">
      <style:text-properties officeooo:rsid="001b674c" officeooo:paragraph-rsid="001b674c"/>
    </style:style>
    <style:style style:name="P5" style:family="paragraph" style:parent-style-name="Standard" style:list-style-name="L1">
      <style:text-properties officeooo:rsid="001b6bb1" officeooo:paragraph-rsid="001b6bb1"/>
    </style:style>
    <style:style style:name="P6" style:family="paragraph" style:parent-style-name="Standard" style:list-style-name="L1">
      <style:text-properties officeooo:rsid="001c19bc" officeooo:paragraph-rsid="001c19bc"/>
    </style:style>
    <style:style style:name="T1" style:family="text">
      <style:text-properties officeooo:rsid="001b6bb1"/>
    </style:style>
    <style:style style:name="T2" style:family="text">
      <style:text-properties officeooo:rsid="001c19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deia principal</text:p>
      <text:p text:style-name="P4">Dado um volume M, este terá três vizinhos, L, R e W. L , <text:span text:style-name="T1">R e W </text:span>ter<text:span text:style-name="T1">ão</text:span>, além de M, outros dois vizinhos: <text:span text:style-name="T1">H e N</text:span>, <text:span text:style-name="T1">O e P, S e V, respectivamente. </text:span></text:p>
      <text:p text:style-name="P1"/>
      <text:p text:style-name="P1">Algoritmo LPEW2</text:p>
      <text:p text:style-name="P1"/>
      <text:list xml:id="list7244351944064878340" text:style-name="L1">
        <text:list-item>
          <text:p text:style-name="P2">Dado o vértice Q pertencente aos vértices internos:</text:p>
          <text:list>
            <text:list-item>
              <text:p text:style-name="P2">Pegar volumes que compartilham o vértice Q</text:p>
            </text:list-item>
            <text:list-item>
              <text:p text:style-name="P2">Dado o volume M pertencente aos volumes que compartilham o vértice Q:</text:p>
              <text:list>
                <text:list-item>
                  <text:p text:style-name="P2">Pegar volumes adjacentes a M que compartilham o vértice Q</text:p>
                </text:list-item>
                <text:list-item>
                  <text:p text:style-name="P2">pegar Qi, Qj, Qk = arestas que contenham o vértice Q e pertençam ao volume M. </text:p>
                </text:list-item>
                <text:list-item>
                  <text:p text:style-name="P2">i, j, k são os vértices auxiliares, pontos médios das arestas Qi, Qj e Qk</text:p>
                </text:list-item>
                <text:list-item>
                  <text:p text:style-name="P2">W = volume adjacente a M (arbitrário), tal que M e W compartilhem os seguimentos de reta Qk e Qj</text:p>
                </text:list-item>
                <text:list-item>
                  <text:p text:style-name="P2">L = Volume a esquerda de M, tal que M e L compartilhem os seguimentos de reta Qk e Qi </text:p>
                </text:list-item>
                <text:list-item>
                  <text:p text:style-name="P2">R = Volume a direita de M, tal que M e R compartilhem os seguimentos de reta Qj e Qi</text:p>
                </text:list-item>
                <text:list-item>
                  <text:p text:style-name="P6">Identificar Qw, Ql e Qr</text:p>
                </text:list-item>
                <text:list-item>
                  <text:p text:style-name="P6">pegar vértices w, l e r</text:p>
                </text:list-item>
                <text:list-item>
                  <text:p text:style-name="P3">Pegar vizinhos de L: <text:span text:style-name="T1">H (compartilham vértice k) e N (compartilham vértice w) </text:span></text:p>
                </text:list-item>
                <text:list-item>
                  <text:p text:style-name="P5">Pegar vizinhos de R: O (compartilham vértice <text:span text:style-name="T2">j</text:span>) e P (compartilham vértice <text:span text:style-name="T2">l</text:span>)</text:p>
                </text:list-item>
                <text:list-item>
                  <text:p text:style-name="P5">Pegar vizinhos de W: S (compartilham vértice <text:span text:style-name="T2">j</text:span>) e V (compartilham vértice <text:span text:style-name="T2">k</text:span>)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2:39:47.782917596</meta:creation-date>
    <dc:date>2018-02-20T19:21:19.778032299</dc:date>
    <meta:editing-duration>PT50S</meta:editing-duration>
    <meta:editing-cycles>1</meta:editing-cycles>
    <meta:document-statistic meta:table-count="0" meta:image-count="0" meta:object-count="0" meta:page-count="1" meta:paragraph-count="17" meta:word-count="230" meta:character-count="1096" meta:non-whitespace-character-count="893"/>
    <meta:generator>LibreOffice/5.2.6.2$Linux_X86_64 LibreOffice_project/20$Build-2</meta:generator>
  </office:meta>
</office:document-meta>
</file>